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A3A3A" fo:font-size="11pt" style:font-size-asian="11pt" style:font-size-complex="11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6" style:family="table-cell" style:parent-style-name="Default" style:data-style-name="N0">
      <style:text-properties fo:color="#333333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/>
      <style:text-properties fo:color="#333333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3.631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95816666666667cm"/>
    </style:style>
    <style:style style:name="co5" style:family="table-column">
      <style:table-column-properties fo:break-before="auto" style:column-width="4.7413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ing_Lis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Name<text:s/></text:p>
          </table:table-cell>
          <table:table-cell office:value-type="string" table:style-name="ce3">
            <text:p>Author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Type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2">
            <text:p>Evolving Expert Checkers playing Program without Using human Expert Systems</text:p>
          </table:table-cell>
          <table:table-cell office:value-type="string" table:style-name="ce2">
            <text:p>Kumar Chellapilla, David B Fogel</text:p>
          </table:table-cell>
          <table:table-cell office:value-type="string" table:style-name="ce5">
            <text:p><text:a xlink:href="https://uol.primo.exlibrisgroup.com/discovery/fulldisplay?docid=ieee10.1109/72.809083&amp;context=PC&amp;vid=353UOL_INST:353UOL_VU1&amp;search_scope=MyInst_and_CI&amp;tab=TAB1&amp;lang=en">https://uol.primo.exlibrisgroup.com/discovery/fulldisplay?docid=ieee10.1109/72.809083&amp;context=PC&amp;vid=353UOL_INST:353UOL_VU1&amp;search_scope=MyInst_and_CI&amp;tab=TAB1&amp;lang=en</text:a>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Learning to Play Draughts using Temporal Difference Learning with Neural Networks and Databases</text:p>
          </table:table-cell>
          <table:table-cell office:value-type="string" table:style-name="ce1">
            <text:p>Jan Peter Patist and Marco Wiering</text:p>
          </table:table-cell>
          <table:table-cell office:value-type="string" table:style-name="ce7">
            <text:p>https://dspace.library.uu.nl/bitstream/handle/1874/20838/wiering_04_learning.pdf?sequence=2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LS-Draughts - A Draughts Learning System based on genetic algorithms, neural network and temporal differences<text:s/></text:p>
          </table:table-cell>
          <table:table-cell office:value-type="string" table:style-name="ce1">
            <text:p>Henrique Castro Neto</text:p>
          </table:table-cell>
          <table:table-cell office:value-type="string" table:style-name="ce8">
            <text:p>https://ieeexplore.ieee.org/abstract/document/4424788/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mes Computers and Artificial Intelligence<text:s/></text:p>
          </table:table-cell>
          <table:table-cell office:value-type="string" table:style-name="ce1">
            <text:p>Jonathan Schaeffer, Jaap van den Herik</text:p>
          </table:table-cell>
          <table:table-cell office:value-type="string" table:style-name="ce1">
            <text:p>https://books.google.ie/books?hl=en&amp;lr=&amp;id=QsNaTy9GO8kC&amp;oi=fnd&amp;pg=PA3&amp;dq=reinforcement+learning+draughts+checkers&amp;ots=Wl69N_30TV&amp;sig=uFQMI3RvrboXJK9ufu4y_t7yap0&amp;redir_esc=y#v=onepage&amp;q=reinforcement%20learning%20draughts%20checkers&amp;f=false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uroDraughts: the role of representation, search, training regime and architecture in a TD draughts player</text:p>
          </table:table-cell>
          <table:table-cell office:value-type="string" table:style-name="ce1">
            <text:p>N.J.L Grifith</text:p>
          </table:table-cell>
          <table:table-cell office:value-type="string" table:style-name="ce1">
            <text:p>https://pdfs.semanticscholar.org/dc22/938750ac8fc081d5b5e29af6743b56441daf.pdf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Learning a strategy with neural approximated Temporal-Difference methods in English Draughts</text:p>
          </table:table-cell>
          <table:table-cell office:value-type="string" table:style-name="ce1">
            <text:p>Stefan Faußer and Friedhelm Schwenker</text:p>
          </table:table-cell>
          <table:table-cell office:value-type="string" table:style-name="ce1">
            <text:p>https://ieeexplore-ieee-org.proxy.lib.ul.ie/stamp/stamp.jsp?tp=&amp;arnumber=5597057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GitHubs" table:style-name="ta2">
        <table:table-column table:style-name="co4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Comments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Reinforcement learning in Tic Tac Toe:</text:p>
          </table:table-cell>
          <table:table-cell office:value-type="string" table:style-name="ce5">
            <text:p><text:a xlink:href="https://github.com/khpeek/Q-learning-Tic-Tac-Toe">https://github.com/khpeek/Q-learning-Tic-Tac-Toe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einforcement learning Draughts<text:s text:c="3"/></text:p>
          </table:table-cell>
          <table:table-cell office:value-type="string" table:style-name="ce5">
            <text:p><text:a xlink:href="https://github.com/SamRagusa/Checkers-Reinforcement-Learning">https://github.com/SamRagusa/Checkers-Reinforcement-Learning</text:a>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  <table:table table:name="Sheet3" table:style-name="ta2">
        <table:table-column table:style-name="co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Week<text:s/></text:p>
          </table:table-cell>
          <table:table-cell office:value-type="string" table:style-name="ce3">
            <text:p>Plan<text:s/></text:p>
          </table:table-cell>
          <table:table-cell office:value-type="string" table:style-name="ce3">
            <text:p>Complete</text:p>
          </table:table-cell>
          <table:table-cell office:value-type="string" table:style-name="ce3">
            <text:p>Comments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">
            <text:p>Week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5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ek 12</text:p>
          </table:table-cell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Eoghan Casey</meta:initial-creator>
    <dc:creator>Eoghan Casey</dc:creator>
    <meta:creation-date>2018-10-02T12:06:24Z</meta:creation-date>
    <dc:date>2018-10-04T14:02:16Z</dc:date>
  </office:meta>
</office:document-meta>
</file>